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79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10" table:default-cell-style-name="Default"/>
        <table:table-column table:style-name="co3" table:number-columns-repeated="2" table:default-cell-style-name="ce2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mmu2-idl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3:.L3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625 bear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C4:.L4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3x10 ca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:.L5])"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M3nS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SUM([.C6:.L6]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5x16sh shaf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C7:.L7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formula="of:=SUM([.C8:.L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mmu2-idler-body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9:.L9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NEMA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C10:.L10])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12"/>
          <table:table-cell table:formula="of:=SUM([.C11:.L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mmu2-pulley-body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12:.L12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5mm hobbed drive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13:.L13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5mm shaft coupl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14:.L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mm shaft 90mm?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15:.L15])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12"/>
          <table:table-cell table:formula="of:=SUM([.C16:.L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ed</text:p>
          </table:table-cell>
          <table:table-cell table:style-name="ce1" office:value-type="string" calcext:value-type="string">
            <text:p>mmu2-front-PTFE-hold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17:.L17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PTFE 4x2x19 countersunk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18:.L18])"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12"/>
          <table:table-cell table:formula="of:=SUM([.C19:.L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ed</text:p>
          </table:table-cell>
          <table:table-cell table:style-name="ce1" office:value-type="string" calcext:value-type="string">
            <text:p>mmu2-selecto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20:.L20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M3 hex n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SUM([.C21:.L21])"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brass tube 5x6x25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C22:.L2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formula="of:=SUM([.C23:.L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ed</text:p>
          </table:table-cell>
          <table:table-cell table:style-name="ce1" office:value-type="string" calcext:value-type="string">
            <text:p>mmu2-selector-front-plate</text:p>
          </table:table-cell>
          <table:table-cell table:number-columns-repeated="10"/>
          <table:table-cell table:formula="of:=SUM([.C24:.L24]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table:style-name="ce1" office:value-type="string" calcext:value-type="string">
            <text:p>Threded brass insert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25:.L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x120 rod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C26:.L2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EMA17 lead screw + nut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27:.L2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formula="of:=SUM([.C28:.L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mmu2-blade-hold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29:.L29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blade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30:.L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formula="of:=SUM([.C31:.L3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.I.N.D.A. sensor </text:p>
          </table:table-cell>
          <table:table-cell table:number-columns-repeated="10"/>
          <table:table-cell table:formula="of:=SUM([.C32:.L3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.I.N.D.A. ball</text:p>
          </table:table-cell>
          <table:table-cell table:number-columns-repeated="10"/>
          <table:table-cell table:formula="of:=SUM([.C33:.L3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formula="of:=SUM([.C34:.L3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30 cap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C35:.L35]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ring 5x15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C36:.L3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2"/>
          <table:table-cell table:formula="of:=SUM([.C37:.L3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mu2-rear-PTFE-holder</text:p>
          </table:table-cell>
          <table:table-cell table:number-columns-repeated="10"/>
          <table:table-cell table:formula="of:=SUM([.C38:.L38]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m3x18 cap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formula="of:=SUM([.C39:.L39])"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ong 4x2 PTFE tubes</text:p>
          </table:table-cell>
          <table:table-cell table:number-columns-repeated="10"/>
          <table:table-cell table:formula="of:=SUM([.C40:.L40]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</table:table-row>
        <table:table-row table:style-name="ro1" table:number-rows-repeated="104853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0:39:50.235464454</meta:creation-date>
    <dc:date>2019-09-20T12:20:24.213706054</dc:date>
    <meta:editing-duration>PT17M59S</meta:editing-duration>
    <meta:editing-cycles>5</meta:editing-cycles>
    <meta:generator>LibreOffice/6.0.7.3$Linux_X86_64 LibreOffice_project/00m0$Build-3</meta:generator>
    <meta:document-statistic meta:table-count="1" meta:cell-count="141" meta:object-count="0"/>
  </office:meta>
</office:document-meta>
</file>